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loext:opacity="100%" style:font-name="Calibri" officeooo:rsid="0007ec9d" officeooo:paragraph-rsid="0007ec9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Calibri" officeooo:rsid="0007ec9d" officeooo:paragraph-rsid="0007ec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NCOLI DI INTEGRITA’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8T14:48:42.671000000</dc:date>
    <meta:editing-duration>PT3M48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  <meta:generator>LibreOffice/7.2.1.2$Windows_X86_64 LibreOffice_project/87b77fad49947c1441b67c559c339af8f3517e22</meta:generator>
  </office:meta>
</office:document-meta>
</file>